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5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72bf44"/>
    </style:style>
  </office:automatic-styles>
  <office:body>
    <office:spreadsheet>
      <table:calculation-settings table:automatic-find-labels="false" table:use-regular-expressions="false" table:use-wildcards="true"/>
      <table:table table:name="autoencoder_summary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loss</text:p>
          </table:table-cell>
          <table:table-cell office:value-type="string" calcext:value-type="string">
            <text:p>val_loss</text:p>
          </table:table-cell>
          <table:table-cell office:value-type="string" calcext:value-type="string">
            <text:p>n_iter</text:p>
          </table:table-cell>
        </table:table-row>
        <table:table-row table:style-name="ro1">
          <table:table-cell table:style-name="ce3" office:value-type="string" calcext:value-type="string">
            <text:p>20-10-5-10</text:p>
          </table:table-cell>
          <table:table-cell table:style-name="ce3" office:value-type="float" office:value="0.000788463529705" calcext:value-type="float">
            <text:p>0.000788463529705</text:p>
          </table:table-cell>
          <table:table-cell table:style-name="ce3" office:value-type="float" office:value="0.00085966719374" calcext:value-type="float">
            <text:p>0.00085966719374</text:p>
          </table:table-cell>
          <table:table-cell table:style-name="ce3" office:value-type="float" office:value="1778" calcext:value-type="float">
            <text:p>1778</text:p>
          </table:table-cell>
        </table:table-row>
        <table:table-row table:style-name="ro1">
          <table:table-cell office:value-type="string" calcext:value-type="string">
            <text:p>50-10-5-10</text:p>
          </table:table-cell>
          <table:table-cell office:value-type="float" office:value="0.00280189822095" calcext:value-type="float">
            <text:p>0.00280189822095</text:p>
          </table:table-cell>
          <table:table-cell office:value-type="float" office:value="0.00288458670988" calcext:value-type="float">
            <text:p>0.0028845867098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100-10-5-10</text:p>
          </table:table-cell>
          <table:table-cell office:value-type="float" office:value="0.000791121068322" calcext:value-type="float">
            <text:p>0.000791121068322</text:p>
          </table:table-cell>
          <table:table-cell office:value-type="float" office:value="0.000888104850513" calcext:value-type="float">
            <text:p>0.000888104850513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20-10-5-100</text:p>
          </table:table-cell>
          <table:table-cell office:value-type="float" office:value="0.00280260458876" calcext:value-type="float">
            <text:p>0.00280260458876</text:p>
          </table:table-cell>
          <table:table-cell office:value-type="float" office:value="0.00288468962102" calcext:value-type="float">
            <text:p>0.0028846896210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50-10-5-100</text:p>
          </table:table-cell>
          <table:table-cell office:value-type="float" office:value="0.00280258958195" calcext:value-type="float">
            <text:p>0.00280258958195</text:p>
          </table:table-cell>
          <table:table-cell office:value-type="float" office:value="0.0028846875667" calcext:value-type="float">
            <text:p>0.0028846875667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1" office:value-type="string" calcext:value-type="string">
            <text:p>100-10-5-100</text:p>
          </table:table-cell>
          <table:table-cell table:style-name="ce1" office:value-type="float" office:value="0.000655579515832" calcext:value-type="float">
            <text:p>0.000655579515832</text:p>
          </table:table-cell>
          <table:table-cell table:style-name="ce1" office:value-type="float" office:value="0.000765991916739" calcext:value-type="float">
            <text:p>0.000765991916739</text:p>
          </table:table-cell>
          <table:table-cell table:style-name="ce1" office:value-type="float" office:value="1595" calcext:value-type="float">
            <text:p>1595</text:p>
          </table:table-cell>
        </table:table-row>
        <table:table-row table:style-name="ro1">
          <table:table-cell table:style-name="ce1" office:value-type="string" calcext:value-type="string">
            <text:p>20-10-6-50</text:p>
          </table:table-cell>
          <table:table-cell table:style-name="ce1" office:value-type="float" office:value="0.000635147727731" calcext:value-type="float">
            <text:p>0.000635147727731</text:p>
          </table:table-cell>
          <table:table-cell table:style-name="ce1" office:value-type="float" office:value="0.000742315641756" calcext:value-type="float">
            <text:p>0.000742315641756</text:p>
          </table:table-cell>
          <table:table-cell table:style-name="ce1" office:value-type="float" office:value="1310" calcext:value-type="float">
            <text:p>1310</text:p>
          </table:table-cell>
        </table:table-row>
        <table:table-row table:style-name="ro1">
          <table:table-cell office:value-type="string" calcext:value-type="string">
            <text:p>50-10-6-50</text:p>
          </table:table-cell>
          <table:table-cell office:value-type="float" office:value="0.00280233824324" calcext:value-type="float">
            <text:p>0.00280233824324</text:p>
          </table:table-cell>
          <table:table-cell office:value-type="float" office:value="0.00288464277874" calcext:value-type="float">
            <text:p>0.002884642778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2" office:value-type="string" calcext:value-type="string">
            <text:p>100-10-6-50</text:p>
          </table:table-cell>
          <table:table-cell table:style-name="ce2" office:value-type="float" office:value="0.000567013877493" calcext:value-type="float">
            <text:p>0.000567013877493</text:p>
          </table:table-cell>
          <table:table-cell table:style-name="ce2" office:value-type="float" office:value="0.000719127613715" calcext:value-type="float">
            <text:p>0.000719127613715</text:p>
          </table:table-cell>
          <table:table-cell table:style-name="ce2" office:value-type="float" office:value="1819" calcext:value-type="float">
            <text:p>1819</text:p>
          </table:table-cell>
        </table:table-row>
        <table:table-row table:style-name="ro1">
          <table:table-cell office:value-type="string" calcext:value-type="string">
            <text:p>20-10-6-100</text:p>
          </table:table-cell>
          <table:table-cell office:value-type="float" office:value="0.00280259535857" calcext:value-type="float">
            <text:p>0.00280259535857</text:p>
          </table:table-cell>
          <table:table-cell office:value-type="float" office:value="0.00288469110681" calcext:value-type="float">
            <text:p>0.00288469110681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1" office:value-type="string" calcext:value-type="string">
            <text:p>50-10-6-100</text:p>
          </table:table-cell>
          <table:table-cell table:style-name="ce1" office:value-type="float" office:value="0.000608609410967" calcext:value-type="float">
            <text:p>0.000608609410967</text:p>
          </table:table-cell>
          <table:table-cell table:style-name="ce1" office:value-type="float" office:value="0.000722531652414" calcext:value-type="float">
            <text:p>0.000722531652414</text:p>
          </table:table-cell>
          <table:table-cell table:style-name="ce1" office:value-type="float" office:value="1320" calcext:value-type="float">
            <text:p>1320</text:p>
          </table:table-cell>
        </table:table-row>
        <table:table-row table:style-name="ro1">
          <table:table-cell table:style-name="ce1" office:value-type="string" calcext:value-type="string">
            <text:p>100-10-6-100</text:p>
          </table:table-cell>
          <table:table-cell table:style-name="ce1" office:value-type="float" office:value="0.000584485653694" calcext:value-type="float">
            <text:p>0.000584485653694</text:p>
          </table:table-cell>
          <table:table-cell table:style-name="ce1" office:value-type="float" office:value="0.000719966849605" calcext:value-type="float">
            <text:p>0.000719966849605</text:p>
          </table:table-cell>
          <table:table-cell table:style-name="ce1" office:value-type="float" office:value="1582" calcext:value-type="float">
            <text:p>15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3">0000-00-00</text:date>, <text:time style:data-style-name="N2" text:time-value="11:47:37.6735193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3T11:49:17.445939394</dc:date>
    <meta:editing-duration>PT2M43S</meta:editing-duration>
    <meta:editing-cycles>2</meta:editing-cycles>
    <meta:generator>LibreOffice/6.0.7.3$Linux_X86_64 LibreOffice_project/00m0$Build-3</meta:generator>
    <meta:document-statistic meta:table-count="1" meta:cell-count="51" meta:object-count="0"/>
  </office:meta>
</office:document-meta>
</file>